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e2180" officeooo:paragraph-rsid="000e2180"/>
    </style:style>
    <style:style style:name="P2" style:family="paragraph" style:parent-style-name="Standard">
      <style:text-properties officeooo:rsid="00101502" officeooo:paragraph-rsid="00101502"/>
    </style:style>
    <style:style style:name="P3" style:family="paragraph" style:parent-style-name="Standard">
      <style:text-properties officeooo:rsid="0011de93" officeooo:paragraph-rsid="0011de93"/>
    </style:style>
    <style:style style:name="P4" style:family="paragraph" style:parent-style-name="Standard">
      <style:text-properties officeooo:rsid="0013e0da" officeooo:paragraph-rsid="0013e0d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ce 1:</text:p>
      <text:p text:style-name="P1"/>
      <text:p text:style-name="P1">2)</text:p>
      <text:p text:style-name="P1">1+1=2</text:p>
      <text:p text:style-name="P1">100-2476=-2376</text:p>
      <text:p text:style-name="P1">-10-(-10) = 0</text:p>
      <text:p text:style-name="P2">10/0 = Erreur</text:p>
      <text:p text:style-name="P3">19 * -1 = -19</text:p>
      <text:p text:style-name="P4">1/4 = 0.2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3T13:28:09.036898833</meta:creation-date>
    <dc:date>2021-09-30T07:36:01.194814380</dc:date>
    <meta:editing-duration>PT5M3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19" meta:character-count="81" meta:non-whitespace-character-count="70"/>
  </office:meta>
</office:document-meta>
</file>